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29   |   <text:a xlink:type="simple" xlink:href="http://palinfo.habago.org/Entry?Command=Information_PrintForum#FORUM40407"><text:span text:style-name="T1">#</text:span></text:a></text:p>
      <text:p text:style-name="P2">蒼蠅與我</text:p>
      <text:p text:style-name="P2">陳真 2003. 8. 1.</text:p>
      <text:p text:style-name="P2"/>
      <text:p text:style-name="P2">原載【紀念若雪不銹鋼網頁】</text:p>
      <text:p text:style-name="P2"/>
      <text:p text:style-name="P2"/>
      <text:p text:style-name="P2">我的房間每天都有蒼蠅，現在就有一隻飛來飛去。</text:p>
      <text:p text:style-name="P2"/>
      <text:p text:style-name="P2">英國沒有蟑螂（感謝上帝！），但一到夏天卻有許多蒼蠅，很討人厭。除了食物必須與他們共享之外，英國蒼蠅就跟英國其它動物一樣，各種本能和天性一概退化。比方說狗不像狗，不管你拿什麼「好料」引誘牠或如何對牠吹口哨，牠也絕不會看你一眼；萬一受不了你的誘惑，牠就完了，很可能會被主人送去重新接受美儀訓練，以免丟主人的臉。</text:p>
      <text:p text:style-name="P2"/>
      <text:p text:style-name="P2">在英國，不但狗不像狗，連小孩也不像小孩。除了叫你「滾回你的國家」之類的小孩還比較有點生命力外，其他的大概只要超過三歲就可以算成年了。不但打領帶穿西裝，講起話就跟英國女王宣讀國政一樣乏味，冰冰有禮。</text:p>
      <text:p text:style-name="P2"/>
      <text:p text:style-name="P2">至於蒼蠅嘛，跟台灣蒼蠅也完全不一樣。因為這個國家凡事有一套規矩，絕不可逾矩，久而久之，不光是人，連蒼蠅也失去對外在環境的應變能力。</text:p>
      <text:p text:style-name="P2"/>
      <text:p text:style-name="P2">我仔細觀察過英國蒼蠅，牠們甚至連飛行都沿著一定的路線，很少改變軌道，可說一成不變。但是，你不變，現實環境卻一直在變，因此經常撞到異物。剛才就有一隻蒼蠅撞到我的眼鏡，結果不支倒地，可能是腦震盪。我還幫牠做了人工呼吸，還好有救活。救活之後，牠竟然又繼續之前沒有飛夠的部份，按一定軌道繼續前進。</text:p>
      <text:p text:style-name="P2"/>
      <text:p text:style-name="P2">我小時候常蹲在家門口一堆甘蔗皮上練習抓蒼蠅，抓到之後就把牠們用力甩到地上，擊斃無數蒼蠅，以此聞名台南市海安路。後來接受了動物權思想的啟迪，自覺罪虐深重，所以不但不再做那樣的傻事，反而以拯救蒼蠅、蜘蛛和蜜蜂、瓢蟲等為己任。</text:p>
      <text:p text:style-name="P2"/>
      <text:p text:style-name="P2">這隻蒼蠅已經飛了快兩個鐘頭，但牠還是沒有停下來的意思，而且，跟蜜蜂一樣，飛一種 8 字型的韻律舞，從我的書桌到窗前一公尺半的距離，來回一趟又一趟，已經差不多飛了數千趟。這時我不禁要納悶，牠知不知道牠的生命有什麼意義？</text:p>
      <text:p text:style-name="P2"/>
      <text:p text:style-name="P2">我看不出這樣飛來飛去有什麼意義。可是，我的人生似乎也是這樣：徒勞無功，不明所以，毫無意義；即便它有什麼意義，似乎也不可能為我所知。</text:p>
      <text:p text:style-name="P2"/>
      <text:p text:style-name="P2">反戰專家說：喂喂喂！這裏是紀念若雪不銹鋼網頁啊！你寫這個跟反戰反帝反資本主義有關嗎？</text:p>
      <text:p text:style-name="P2"/>
      <text:p text:style-name="P2">當然有啊。</text:p>
      <text:p text:style-name="P2"/>
      <text:p text:style-name="P2">如果人類真的明白自己不是不銹鋼，而只是個影子的話，大概就不會有那麼多理想，不會有那麼多需求了。沒有需求，沒有期望，資本主義也就資本不起來，打仗便是多餘。</text:p>
      <text:p text:style-name="P2"/>
      <text:p text:style-name="P2">不管表面上多偉大，我看每一個夢想都是魔鬼的一筆生意，代價是出賣你的靈魂—如果你有靈魂可以賣的話。</text:p>
      <text:p text:style-name="P2"/>
      <text:p text:style-name="P2">最好的夢想就是沒有夢想；沒有夢想就是根本沒有夢想這回事，什麼都沒有，而不是懷抱一個叫做「沒有夢想」的夢想。</text:p>
      <text:p text:style-name="P2"/>
      <text:p text:style-name="P2">最好的哲學就是沒有哲學。沒有哲學就是根本沒有什麼哲學問題這回事，而不是努力談一個「沒有哲學問題」的哲學問題。</text:p>
      <text:p text:style-name="P2"/>
      <text:p text:style-name="P2">苦苓說，「每一句不滿都是愛」；每一個夢想都是一種對現實的不滿。問題是，當夢想萌芽，似乎也就是魔鬼來跟你敲門談生意的時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